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ort-characters-by-frequency/" text:style-name="Internet_20_link" text:visited-style-name="Visited_20_Internet_20_Link"><text:span text:style-name="T1">451. Sort Characters By Frequency</text:span></text:a></text:p>
      <text:p text:style-name="P3">Medium</text:p>
      <text:p text:style-name="P3"/>
      <text:p text:style-name="P4"><text:span text:style-name="T1">Given a string </text:span><text:span text:style-name="Source_20_Text"><text:span text:style-name="T2">s</text:span></text:span><text:span text:style-name="T1">, sort it in </text:span><text:span text:style-name="Strong_20_Emphasis"><text:span text:style-name="T1">decreasing order</text:span></text:span><text:span text:style-name="T1"> based on the </text:span><text:span text:style-name="Strong_20_Emphasis"><text:span text:style-name="T1">frequency</text:span></text:span><text:span text:style-name="T1"> of the characters. The </text:span><text:span text:style-name="Strong_20_Emphasis"><text:span text:style-name="T1">frequency</text:span></text:span><text:span text:style-name="T1"> of a character is the number of times it appears in the string.</text:span></text:p>
      <text:p text:style-name="P4"><text:span text:style-name="T1">Return </text:span><text:span text:style-name="Emphasis"><text:span text:style-name="T1">the sorted string</text:span></text:span><text:span text:style-name="T1">. If there are multiple answers, return </text:span><text:span text:style-name="Emphasis"><text:span text:style-name="T1">any of them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tree"</text:span></text:p>
      <text:p text:style-name="P2"><text:span text:style-name="Strong_20_Emphasis"><text:span text:style-name="T1">Output:</text:span></text:span><text:span text:style-name="T1"> "eert"</text:span></text:p>
      <text:p text:style-name="P2"><text:span text:style-name="Strong_20_Emphasis"><text:span text:style-name="T1">Explanation:</text:span></text:span><text:span text:style-name="T1"> 'e' appears twice while 'r' and 't' both appear once.</text:span></text:p>
      <text:p text:style-name="P1">So 'e' must appear before both 'r' and 't'. Therefore "eetr" is also a valid answer.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cccaaa"</text:span></text:p>
      <text:p text:style-name="P2"><text:span text:style-name="Strong_20_Emphasis"><text:span text:style-name="T1">Output:</text:span></text:span><text:span text:style-name="T1"> "aaaccc"</text:span></text:p>
      <text:p text:style-name="P2"><text:span text:style-name="Strong_20_Emphasis"><text:span text:style-name="T1">Explanation:</text:span></text:span><text:span text:style-name="T1"> Both 'c' and 'a' appear three times, so both "cccaaa" and "aaaccc" are valid answers.</text:span></text:p>
      <text:p text:style-name="P1">Note that "cacaca" is incorrect, as the same characters must be together.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Aabb"</text:span></text:p>
      <text:p text:style-name="P2"><text:span text:style-name="Strong_20_Emphasis"><text:span text:style-name="T1">Output:</text:span></text:span><text:span text:style-name="T1"> "bbAa"</text:span></text:p>
      <text:p text:style-name="P2"><text:span text:style-name="Strong_20_Emphasis"><text:span text:style-name="T1">Explanation:</text:span></text:span><text:span text:style-name="T1"> "bbaA" is also a valid answer, but "Aabb" is incorrect.</text:span></text:p>
      <text:p text:style-name="P1">Note that 'A' and 'a' are treated as two different character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8T15:45:15.407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0" meta:word-count="151" meta:character-count="859" meta:non-whitespace-character-count="726"/>
  </office:meta>
</office:document-meta>
</file>